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900000375478AB09EFAB1209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8.7925in" draw:z-index="0"><draw:image xlink:href="Pictures/10000201000002B900000375478AB09EFAB120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6T07:42:23.354428814</meta:creation-date>
    <dc:date>2022-10-16T07:43:11.497980888</dc:date>
    <meta:editing-duration>PT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6.1$Linux_X86_64 LibreOffice_project/30$Build-1</meta:generator>
  </office:meta>
</office:document-meta>
</file>